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4a9" officeooo:paragraph-rsid="0004d4a9"/>
    </style:style>
    <style:style style:name="P2" style:family="paragraph" style:parent-style-name="Standard">
      <style:text-properties officeooo:rsid="0006ac49" officeooo:paragraph-rsid="0006ac49"/>
    </style:style>
    <style:style style:name="P3" style:family="paragraph" style:parent-style-name="Standard">
      <style:text-properties officeooo:rsid="0006ac49" officeooo:paragraph-rsid="00083779"/>
    </style:style>
    <style:style style:name="P4" style:family="paragraph" style:parent-style-name="Standard">
      <style:text-properties officeooo:rsid="0006ac49" officeooo:paragraph-rsid="00083779"/>
    </style:style>
    <style:style style:name="P5" style:family="paragraph" style:parent-style-name="Standard">
      <style:text-properties officeooo:rsid="0009e75c" officeooo:paragraph-rsid="0009e75c"/>
    </style:style>
    <style:style style:name="P6" style:family="paragraph" style:parent-style-name="Standard">
      <style:text-properties officeooo:rsid="000a338f" officeooo:paragraph-rsid="000a338f"/>
    </style:style>
    <style:style style:name="T1" style:family="text">
      <style:text-properties officeooo:rsid="00083779"/>
    </style:style>
    <style:style style:name="T2" style:family="text">
      <style:text-properties officeooo:rsid="00089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e table cred(user varchar(15) primary key,pass varchar(15));</text:p>
      <text:p text:style-name="P1"/>
      <text:p text:style-name="P2">create table info(roll int primary key,name varchar(50),di varchar(2),branch varchar(50),year int,phnum int(10),cat varchar(50),user varchar(15), foreign key(user) references cred(user));</text:p>
      <text:p text:style-name="P2"/>
      <text:p text:style-name="P3">create table <text:span text:style-name="T1">docs</text:span>(<text:span text:style-name="T1">aadhar longblob,marksheet longblob,challan longblob </text:span>,user varchar(15), foreign key(user) references cred(user));</text:p>
      <text:p text:style-name="P3">//<text:span text:style-name="T2">verified</text:span></text:p>
      <text:p text:style-name="P3"/>
      <text:p text:style-name="P5">create table verified (verify int default 1000 not null primary key,user varchar(15) ,foreign key(user) references cred(user));</text:p>
      <text:p text:style-name="P5">//shared resource, so made a new table to protect user information from bank.</text:p>
      <text:p text:style-name="P5"/>
      <text:p text:style-name="P6"><text:s/>alter table cred add notif varchar(50);</text:p>
      <text:p text:style-name="P6">// to send notific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41:31.847800177</meta:creation-date>
    <dc:date>2017-10-05T16:54:43.760942201</dc:date>
    <meta:editing-duration>PT2H3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6" meta:character-count="661" meta:non-whitespace-character-count="591"/>
  </office:meta>
</office:document-meta>
</file>